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Appendix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39" text:outline-level="1"><text:bookmark-start text:name="__RefHeading__182220_780470623"/>Komunita LibreOffice<text:bookmark-end text:name="__RefHeading__182220_780470623"/></text:h>
      <text:p text:style-name="P7">The Document Foundation’s mission is:</text:p>
      <text:p text:style-name="P13">“...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7">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7">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The basic idea behind open source is very simple: When programmers can read, redistribute, and modify the source code for a piece of software, the software evolves.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It is standardized and maintained in an independent, open forum (also called “standards organization”) using an open process.</text:p>
        </text:list-item>
      </text:list>
      <text:h text:style-name="P39" text:outline-level="1"><text:bookmark-start text:name="__RefHeading__182226_780470623"/>Co je OpenDocument?<text:bookmark-end text:name="__RefHeading__182226_780470623"/></text:h>
      <text:p text:style-name="P7">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7"><text:soft-page-break/>LibreOffice také standardně své soubory ukládá ve formátu OpenDocument. LibreOffice 3 adopted version 1.2 of the OpenDocument standard and LibreOffice 5 continues to use this standard. LibreOffice can also open and save many other file formats, as summarized below.</text:p>
      <text:p text:style-name="P10">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for charts </text:p>
      <text:p text:style-name="P13">*.odf for formulas (scientific formulas and <text:s/>equations) </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16">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nd many others</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nd many others</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nd many others</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See Chapter 10 Printing, Exporting, and E-Mailing in this guide.</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Text Encoded (.txt)</text:p>
          </table:table-cell>
          <table:table-cell table:style-name="Table5.A1" office:value-type="string">
            <text:p text:style-name="P21">Formát textu Unified Office (.uot, .uof)</text:p>
          </table:table-cell>
        </table:table-row>
        <table:table-row>
          <table:table-cell table:style-name="Table5.A1" office:value-type="string">
            <text:p text:style-name="P21">HTML Document (.html and .htm)</text:p>
          </table:table-cell>
          <table:table-cell table:style-name="Table5.A1" office:value-type="string">
            <text:p text:style-name="P21">DocBook (.xml)</text:p>
          </table:table-cell>
        </table:table-row>
      </table:table>
      <text:p text:style-name="P7">Podpora šifrování, která je součástí exportovac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Microsoft PowerPoint 97–2003 Template (.pot)<text:line-break/>Microsoft PowerPoint 97–2003 AutoPlay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Draw can only save in the OpenDocument Drawing formats (.odg, .otg, and .fodg), the OpenOffice.org 1.x formats (.sxd and .std) and StarDraw format (.sda, .sdd, and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nd Text Encoded (LibreOffice Writer/Web) (.txt)</text:p>
      <text:h text:style-name="P39" text:outline-level="1"><text:bookmark-start text:name="__RefHeading__184177_780470623"/>Export do jiných formátů<text:bookmark-end text:name="__RefHeading__184177_780470623"/></text:h>
      <text:p text:style-name="P7">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12">LibreOffice can export files to HTML and XHTML. To publish on a Wiki server, export the documents with MediaWiki (.txt) forma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Appendix B  Open Source, Standards, 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